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09-11" calcext:value-type="date">
            <text:p>11/09/2024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0-10" calcext:value-type="date">
            <text:p>10/10/2024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1-12" calcext:value-type="date">
            <text:p>12/11/2024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2-13" calcext:value-type="date">
            <text:p>13/12/2024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5-01-06" calcext:value-type="date">
            <text:p>06/01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28" office:value-type="float" office:value="300" calcext:value-type="float">
            <text:p>30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2-13" calcext:value-type="date">
            <text:p>13/02/2025</text:p>
          </table:table-cell>
          <table:table-cell table:style-name="ce28"/>
          <table:table-cell table:style-name="ce36" office:value-type="string" calcext:value-type="string">
            <text:p>Desconto 30,00 -Transf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3-27" calcext:value-type="date">
            <text:p>27/03/2025</text:p>
          </table:table-cell>
          <table:table-cell table:style-name="ce28" table:formula="of:=[.C8]-[.F8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4-15" calcext:value-type="date">
            <text:p>15/04/2025</text:p>
          </table:table-cell>
          <table:table-cell table:style-name="ce28" table:formula="of:=[.C9]-[.F9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0]-[.F10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1]-[.F11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7-04" calcext:value-type="date">
            <text:p>04/07/2025</text:p>
          </table:table-cell>
          <table:table-cell table:style-name="ce28" table:formula="of:=[.C12]-[.F1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8-06" calcext:value-type="date">
            <text:p>06/08/2025</text:p>
          </table:table-cell>
          <table:table-cell table:style-name="ce28" table:formula="of:=[.C13]-[.F1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13])" office:value-type="float" office:value="0" calcext:value-type="float">
            <text:p>-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08P0"/>
    </number:currency-style>
    <number:number-style style:name="N109P0" style:volatile="true">
      <number:text>R$""""""""""""""""</number:text>
      <number:number number:decimal-places="2" number:min-decimal-places="2" number:min-integer-digits="1" number:grouping="true"/>
    </number:number-style>
    <number:number-style style:name="N10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09">
      <number:text>R$-""""""""""""""""</number:text>
      <number:number number:decimal-places="0" number:min-decimal-places="0" number:min-integer-digits="0"/>
      <style:map style:condition="value()&gt;0" style:apply-style-name="N109P0"/>
      <style:map style:condition="value()&lt;0" style:apply-style-name="N109P1"/>
    </number:number-style>
    <number:number-style style:name="N112P0" style:volatile="true">
      <number:text>R$""""""""""""""""</number:text>
      <number:number number:decimal-places="0" number:min-decimal-places="0" number:min-integer-digits="1" number:grouping="true"/>
    </number:number-style>
    <number:number-style style:name="N11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2">
      <number:text>R$-""""""""""""""""</number:text>
      <style:map style:condition="value()&gt;0" style:apply-style-name="N112P0"/>
      <style:map style:condition="value()&lt;0" style:apply-style-name="N112P1"/>
    </number:number-style>
    <number:date-style style:name="N113">
      <number:month number:textual="true"/>
      <number:text> </number:text>
      <number:year/>
    </number:date-style>
    <number:number-style style:name="N115P0" style:volatile="true">
      <number:number number:decimal-places="0" number:min-decimal-places="0" number:min-integer-digits="1" number:grouping="true"/>
    </number:number-style>
    <number:number-style style:name="N11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5">
      <number:text>-</number:text>
      <style:map style:condition="value()&gt;0" style:apply-style-name="N115P0"/>
      <style:map style:condition="value()&lt;0" style:apply-style-name="N115P1"/>
    </number:number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currency-style style:name="N12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">
      <number:text>(</number:text>
      <number:number number:decimal-places="2" number:min-decimal-places="2" number:min-integer-digits="1" number:grouping="true"/>
      <number:text>)</number:text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date-style style:name="N125">
      <number:day number:style="long"/>
      <number:text>. </number:text>
      <number:month number:textual="true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0" number:min-decimal-places="0" number:min-integer-digits="1" number:grouping="true"/>
    </number:number-style>
    <number:number-style style:name="N13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 </number:text>
      <number:am-pm/>
    </number:time-style>
    <number:currency-style style:name="N10107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57:59.3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57:59.374000000">00:00:00</text:time></text:span><text:span text:style-name="MT2"><text:time style:data-style-name="N2" text:time-value="08:57:59.374000000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Z</meta:creation-date>
    <dc:date>2025-08-07T08:58:45.963000000</dc:date>
    <meta:editing-cycles>684</meta:editing-cycles>
    <meta:editing-duration>PT52M47S</meta:editing-duration>
    <meta:print-date>2022-07-04T10:09:13.162219555</meta:print-date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